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31A00000253D1D24142.png"/>
  <manifest:file-entry manifest:media-type="image/png" manifest:full-path="Pictures/100000000000032000000258EC0B43F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DP Fallstudie - JMail</text:p>
          </draw:text-box>
        </draw:frame>
        <draw:frame presentation:style-name="pr2" draw:text-style-name="P1" draw:layer="layout" svg:width="25.199cm" svg:height="15.395cm" svg:x="1.4cm" svg:y="4.914cm" presentation:class="outline">
          <draw:text-box>
            <text:list text:style-name="L2">
              <text:list-item>
                <text:p text:style-name="P1">Projektbeschrieb</text:p>
                <text:list>
                  <text:list-item>
                    <text:p text:style-name="P1">Technologien</text:p>
                  </text:list-item>
                  <text:list-item>
                    <text:p text:style-name="P1">User Stories</text:p>
                    <text:list>
                      <text:list-item>
                        <text:p text:style-name="P1">Tasks</text:p>
                      </text:list-item>
                    </text:list>
                  </text:list-item>
                </text:list>
              </text:list-item>
              <text:list-item>
                <text:p text:style-name="P1">Iterationsplanung</text:p>
              </text:list-item>
              <text:list-item>
                <text:p text:style-name="P1">Implementation</text:p>
                <text:list>
                  <text:list-item>
                    <text:p text:style-name="P1">UnitTests</text:p>
                  </text:list-item>
                  <text:list-item>
                    <text:p text:style-name="P1">Pattern</text:p>
                  </text:list-item>
                </text:list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Projektbeschrieb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inrichten von E-Mail Kontos</text:p>
              </text:list-item>
              <text:list-item>
                <text:p>Empfangen/Versenden von E-Mail Nachrichten</text:p>
              </text:list-item>
              <text:list-item>
                <text:p>Beantworten/Weiterleiten von Nachrichten</text:p>
              </text:list-item>
              <text:list-item>
                <text:p>Verwalten von Nachrichten</text:p>
              </text:list-item>
              <text:list-item>
                <text:p>Protokolleinstellungen</text:p>
              </text:list-item>
              <text:list-item>
                <text:p>Protokolleinstellungen</text:p>
              </text:list-item>
              <text:list-item>
                <text:p>Verwalten der Lieblingsadressen in einem Adressb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rogrammiersprache: Java 7</text:p>
              </text:list-item>
              <text:list-item>
                <text:p>Build-Tool: 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Storie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ask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terationsplanung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nitTests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tter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6M16S</meta:editing-duration>
    <meta:editing-cycles>4</meta:editing-cycles>
    <meta:generator>LibreOffice/3.4$Win32 LibreOffice_project/340m1$Build-302</meta:generator>
    <dc:date>2013-01-10T17:31:38.18</dc:date>
    <meta:document-statistic meta:object-count="61"/>
  </office:meta>
</office:document-meta>
</file>